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95966429211678579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94644360027295122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401504271604838572"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42237834254420256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63698367924941656"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313361280285185480"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96864607634854809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692118028990675323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636594" text:continue-list="list396864607634854809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6289524041965820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3010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1465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619879"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624936"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4257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07549448484796441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102869201440111223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79521130564663327"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15832"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66246661469413418"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116249210910681849"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289586581986944133" text:style-name="L15">
        <text:list-item>
          <text:list>
            <text:list-header>
              <text:p text:style-name="P181">1.5 miles averaging about 9:40/mile and rest 1 min</text:p>
            </text:list-header>
          </text:list>
        </text:list-item>
      </text:list>
      <text:p text:style-name="P24">1 mile in 8:26 and rest 2 min</text:p>
      <text:list xml:id="list6093924662601633534"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82543510569241071"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21177"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610077765372607957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61518039301320923"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40501774560820157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640436" text:continue-list="list3861518039301320923" text:style-name="L19">
        <text:list-item>
          <text:list>
            <text:list-header>
              <text:p text:style-name="P185">(Pace*HR)=1240</text:p>
            </text:list-header>
          </text:list>
        </text:list-item>
      </text:list>
      <text:list xml:id="list34637204" text:continue-list="list6100777653726079574" text:style-name="L18">
        <text:list-item>
          <text:list>
            <text:list-header>
              <text:p text:style-name="P184">2 miles at 10:46/mile Ave HR= 121 bpm and rest a few minutes</text:p>
            </text:list-header>
          </text:list>
        </text:list-item>
      </text:list>
      <text:list xml:id="list34641345" text:continue-list="list34640436"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4613762"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122673848762359158"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34068585375100621"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91627487255720706"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515093338588493903"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78485744414969560"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88195760884211892"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4624493"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20380"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07794094661358909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617701500980285349"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813634706527035857"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423013971776322479"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937780040400263659"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866590247963071312" text:style-name="L32">
        <text:list-item>
          <text:list>
            <text:list-header>
              <text:p text:style-name="P195">0.25 miles in 2:54</text:p>
              <text:p text:style-name="P195">1 mile in 9:21 going faster as I ran and ending at around 8:30 pace</text:p>
            </text:list-header>
          </text:list>
        </text:list-item>
      </text:list>
      <text:list xml:id="list5477443562132495164"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858674833072343847"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544156580195804878"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25995680282444885"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text:soft-page-break/>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45450779064375510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6T14:38:09.59</dc:date>
    <dc:creator>James Lombardi</dc:creator>
    <meta:editing-duration>P23DT19H42M13S</meta:editing-duration>
    <meta:editing-cycles>1921</meta:editing-cycles>
    <meta:generator>OpenOffice/4.1.2$Win32 OpenOffice.org_project/412m3$Build-9782</meta:generator>
    <meta:document-statistic meta:table-count="0" meta:image-count="9" meta:object-count="0" meta:page-count="192" meta:paragraph-count="5574" meta:word-count="60288" meta:character-count="309097"/>
  </office:meta>
</office:document-meta>
</file>